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ошаговые инструкции о превращении мусора в конфетки, а конфеток в изумруды.</text:p>
      <text:p text:style-name="Standard">Идеология: Мы сами сделаем все лучше. <text:s/>И будем друг другу подсказывать.</text:p>
      <text:p text:style-name="Standard"/>
      <text:p text:style-name="Standard">Домен: ju4.ru</text:p>
      <text:p text:style-name="Standard">Оформление: минимализм с фломастерными зарисовками</text:p>
      <text:p text:style-name="Standard">Платформа: Ruby-on-rails,</text:p>
      <text:p text:style-name="Standard">Развертывание: облако Rackspace</text:p>
      <text:p text:style-name="Standard"/>
      <text:p text:style-name="Standard">Я собираюсь писать код, рисовать и верстать шаблоны.</text:p>
      <text:p text:style-name="Standard"/>
      <text:p text:style-name="Standard">Помощь:</text:p>
      <text:p text:style-name="Standard">Если вы вязали веревочные лестницы из витой пары, остались живы и сохрнали фотографии или видео этого действа - помогите нам, расскажите все.</text:p>
      <text:p text:style-name="Standard">Так же помогут тайные знания о создании кресла из 200-литровой бочки, приготовлении томатов во фритюре, склейки картонной подставки под ноутбук для велосипеда или саморучном изготовлении всего-чего-угодно.</text:p>
      <text:p text:style-name="Standard">Еще пригодится помощь по отрисовке и верстке шаблон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u </meta:initial-creator>
    <meta:creation-date>2010-05-08T22:38:58</meta:creation-date>
    <meta:document-statistic meta:table-count="0" meta:image-count="0" meta:object-count="0" meta:page-count="1" meta:paragraph-count="11" meta:word-count="99" meta:character-count="725"/>
    <dc:date>2010-05-08T23:58:04</dc:date>
    <dc:creator>ku </dc:creator>
    <meta:editing-duration>PT01H03M55S</meta:editing-duration>
    <meta:editing-cycles>1</meta:editing-cycles>
    <meta:generator>OpenOffice.org/3.2$Linux OpenOffice.org_project/320m12$Build-9483</meta:generator>
  </office:meta>
</office:document-meta>
</file>